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41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/>
          <table:table-cell office:value-type="string" calcext:value-type="string">
            <text:p>Resolution (m/pixel)</text:p>
          </table:table-cell>
          <table:table-cell office:value-type="float" office:value="0.05" calcext:value-type="float">
            <text:p>0.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aw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rigin</text:p>
          </table:table-cell>
          <table:table-cell table:number-columns-repeated="2" office:value-type="float" office:value="-51.224998" calcext:value-type="float">
            <text:p>-51.22499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image pixel</text:p>
          </table:table-cell>
          <table:table-cell table:number-columns-repeated="7"/>
          <table:table-cell office:value-type="string" calcext:value-type="string">
            <text:p>real wor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rientX</text:p>
          </table:table-cell>
          <table:table-cell office:value-type="string" calcext:value-type="string">
            <text:p>orientY</text:p>
          </table:table-cell>
          <table:table-cell office:value-type="string" calcext:value-type="string">
            <text:p>orientZ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rientX</text:p>
          </table:table-cell>
          <table:table-cell office:value-type="string" calcext:value-type="string">
            <text:p>orientY</text:p>
          </table:table-cell>
          <table:table-cell office:value-type="string" calcext:value-type="string">
            <text:p>orientZ</text:p>
          </table:table-cell>
          <table:table-cell office:value-type="string" calcext:value-type="string">
            <text:p>orientW</text:p>
          </table:table-cell>
        </table:table-row>
        <table:table-row table:style-name="ro1">
          <table:table-cell office:value-type="string" calcext:value-type="string">
            <text:p>Lobby_1</text:p>
          </table:table-cell>
          <table:table-cell office:value-type="float" office:value="1000" calcext:value-type="float">
            <text:p>1000</text:p>
          </table:table-cell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B7]*[.$C$1]+[.$C$3]" office:value-type="float" office:value="-1.224998" calcext:value-type="float">
            <text:p>-1.224998</text:p>
          </table:table-cell>
          <table:table-cell table:formula="of:=-1*([.C7]*[.$C$1]+[.$D$3])" office:value-type="float" office:value="3.374998" calcext:value-type="float">
            <text:p>3.374998</text:p>
          </table:table-cell>
          <table:table-cell table:number-columns-repeated="4"/>
          <table:table-cell table:formula="of:=[.H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bby_2</text:p>
          </table:table-cell>
          <table:table-cell office:value-type="float" office:value="923" calcext:value-type="float">
            <text:p>923</text:p>
          </table:table-cell>
          <table:table-cell office:value-type="float" office:value="954" calcext:value-type="float">
            <text:p>95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B8]*[.$C$1]+[.$C$3]" office:value-type="float" office:value="-5.07499799999999" calcext:value-type="float">
            <text:p>-5.07499799999999</text:p>
          </table:table-cell>
          <table:table-cell table:formula="of:=-1*([.C8]*[.$C$1]+[.$D$3])" office:value-type="float" office:value="3.524998" calcext:value-type="float">
            <text:p>3.524998</text:p>
          </table:table-cell>
          <table:table-cell table:number-columns-repeated="4"/>
          <table:table-cell table:formula="of:=[.H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bby_3</text:p>
          </table:table-cell>
          <table:table-cell office:value-type="float" office:value="837" calcext:value-type="float">
            <text:p>837</text:p>
          </table:table-cell>
          <table:table-cell office:value-type="float" office:value="954" calcext:value-type="float">
            <text:p>95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B9]*[.$C$1]+[.$C$3]" office:value-type="float" office:value="-9.374998" calcext:value-type="float">
            <text:p>-9.374998</text:p>
          </table:table-cell>
          <table:table-cell table:formula="of:=-1*([.C9]*[.$C$1]+[.$D$3])" office:value-type="float" office:value="3.524998" calcext:value-type="float">
            <text:p>3.524998</text:p>
          </table:table-cell>
          <table:table-cell table:number-columns-repeated="4"/>
          <table:table-cell table:formula="of:=[.H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bby_4</text:p>
          </table:table-cell>
          <table:table-cell office:value-type="float" office:value="769" calcext:value-type="float">
            <text:p>769</text:p>
          </table:table-cell>
          <table:table-cell office:value-type="float" office:value="1105" calcext:value-type="float">
            <text:p>110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B10]*[.$C$1]+[.$C$3]" office:value-type="float" office:value="-12.774998" calcext:value-type="float">
            <text:p>-12.774998</text:p>
          </table:table-cell>
          <table:table-cell table:formula="of:=-1*([.C10]*[.$C$1]+[.$D$3])" office:value-type="float" office:value="-4.025002" calcext:value-type="float">
            <text:p>-4.025002</text:p>
          </table:table-cell>
          <table:table-cell table:number-columns-repeated="4"/>
          <table:table-cell table:formula="of:=[.H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bby_5</text:p>
          </table:table-cell>
          <table:table-cell office:value-type="float" office:value="925" calcext:value-type="float">
            <text:p>925</text:p>
          </table:table-cell>
          <table:table-cell office:value-type="float" office:value="1182" calcext:value-type="float">
            <text:p>118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B11]*[.$C$1]+[.$C$3]" office:value-type="float" office:value="-4.974998" calcext:value-type="float">
            <text:p>-4.974998</text:p>
          </table:table-cell>
          <table:table-cell table:formula="of:=-1*([.C11]*[.$C$1]+[.$D$3])" office:value-type="float" office:value="-7.875002" calcext:value-type="float">
            <text:p>-7.875002</text:p>
          </table:table-cell>
          <table:table-cell table:number-columns-repeated="4"/>
          <table:table-cell table:formula="of:=[.H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bby_6</text:p>
          </table:table-cell>
          <table:table-cell office:value-type="float" office:value="1064" calcext:value-type="float">
            <text:p>1064</text:p>
          </table:table-cell>
          <table:table-cell office:value-type="float" office:value="1108" calcext:value-type="float">
            <text:p>110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B12]*[.$C$1]+[.$C$3]" office:value-type="float" office:value="1.975002" calcext:value-type="float">
            <text:p>1.975002</text:p>
          </table:table-cell>
          <table:table-cell table:formula="of:=-1*([.C12]*[.$C$1]+[.$D$3])" office:value-type="float" office:value="-4.17500200000001" calcext:value-type="float">
            <text:p>-4.17500200000001</text:p>
          </table:table-cell>
          <table:table-cell table:number-columns-repeated="4"/>
          <table:table-cell table:formula="of:=[.H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r_room_1</text:p>
          </table:table-cell>
          <table:table-cell office:value-type="float" office:value="1076" calcext:value-type="float">
            <text:p>1076</text:p>
          </table:table-cell>
          <table:table-cell office:value-type="float" office:value="1776" calcext:value-type="float">
            <text:p>177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B13]*[.$C$1]+[.$C$3]" office:value-type="float" office:value="2.575002" calcext:value-type="float">
            <text:p>2.575002</text:p>
          </table:table-cell>
          <table:table-cell table:formula="of:=-1*([.C13]*[.$C$1]+[.$D$3])" office:value-type="float" office:value="-37.575002" calcext:value-type="float">
            <text:p>-37.575002</text:p>
          </table:table-cell>
          <table:table-cell table:number-columns-repeated="4"/>
          <table:table-cell table:formula="of:=[.H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r_room_2</text:p>
          </table:table-cell>
          <table:table-cell office:value-type="float" office:value="884" calcext:value-type="float">
            <text:p>884</text:p>
          </table:table-cell>
          <table:table-cell office:value-type="float" office:value="1818" calcext:value-type="float">
            <text:p>181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B14]*[.$C$1]+[.$C$3]" office:value-type="float" office:value="-7.024998" calcext:value-type="float">
            <text:p>-7.024998</text:p>
          </table:table-cell>
          <table:table-cell table:formula="of:=-1*([.C14]*[.$C$1]+[.$D$3])" office:value-type="float" office:value="-39.675002" calcext:value-type="float">
            <text:p>-39.675002</text:p>
          </table:table-cell>
          <table:table-cell table:number-columns-repeated="4"/>
          <table:table-cell table:formula="of:=[.H14]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Infeed/Outfeed</text:p>
          </table:table-cell>
          <table:table-cell office:value-type="float" office:value="1061" calcext:value-type="float">
            <text:p>1061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formula="of:=(([.C18]*[.$C$1])+[.$D$3])*-1" office:value-type="float" office:value="4.974998" calcext:value-type="float">
            <text:p>4.97499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 style:data-style-name="N2" text:time-value="09:15:03.753052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6T10:22:24.684256460</meta:creation-date>
    <dc:date>2021-02-14T09:17:17.420127088</dc:date>
    <meta:editing-duration>PT3H22M18S</meta:editing-duration>
    <meta:editing-cycles>13</meta:editing-cycles>
    <meta:generator>LibreOffice/6.4.6.2$Linux_X86_64 LibreOffice_project/40$Build-2</meta:generator>
    <meta:document-statistic meta:table-count="1" meta:cell-count="87" meta:object-count="0"/>
  </office:meta>
</office:document-meta>
</file>